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92b3" officeooo:paragraph-rsid="000192b3"/>
    </style:style>
    <style:style style:name="P2" style:family="paragraph" style:parent-style-name="Standard">
      <style:text-properties officeooo:rsid="000192b3" officeooo:paragraph-rsid="0004f66b"/>
    </style:style>
    <style:style style:name="P3" style:family="paragraph" style:parent-style-name="Standard">
      <style:text-properties officeooo:rsid="000192b3" officeooo:paragraph-rsid="000b9162"/>
    </style:style>
    <style:style style:name="P4" style:family="paragraph" style:parent-style-name="Standard">
      <style:text-properties officeooo:rsid="0006fef7" officeooo:paragraph-rsid="0006fef7"/>
    </style:style>
    <style:style style:name="P5" style:family="paragraph" style:parent-style-name="Standard">
      <style:text-properties style:text-line-through-style="solid" style:text-line-through-type="single" officeooo:rsid="0006fef7" officeooo:paragraph-rsid="0006fef7"/>
    </style:style>
    <style:style style:name="T1" style:family="text">
      <style:text-properties officeooo:rsid="00038269"/>
    </style:style>
    <style:style style:name="T2" style:family="text">
      <style:text-properties officeooo:rsid="0008f71c"/>
    </style:style>
    <style:style style:name="T3" style:family="text">
      <style:text-properties officeooo:rsid="000b2c62"/>
    </style:style>
    <style:style style:name="T4" style:family="text">
      <style:text-properties officeooo:rsid="000c1538"/>
    </style:style>
    <style:style style:name="T5" style:family="text">
      <style:text-properties officeooo:rsid="000d2a1a"/>
    </style:style>
    <style:style style:name="T6" style:family="text">
      <style:text-properties officeooo:rsid="000d77b3"/>
    </style:style>
    <style:style style:name="T7" style:family="text">
      <style:text-properties officeooo:rsid="000e2742"/>
    </style:style>
    <style:style style:name="T8" style:family="text">
      <style:text-properties officeooo:rsid="0010f15b"/>
    </style:style>
    <style:style style:name="T9" style:family="text">
      <style:text-properties officeooo:rsid="0012a49e"/>
    </style:style>
    <style:style style:name="T10" style:family="text">
      <style:text-properties officeooo:rsid="0014ae39"/>
    </style:style>
    <style:style style:name="T11" style:family="text">
      <style:text-properties officeooo:rsid="00165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SN L12</text:p>
      <text:p text:style-name="P1">Compt rendu d’avancement : groupe FREDERIC / DURAND / BELHAJ ALI</text:p>
      <text:p text:style-name="P1"/>
      <text:p text:style-name="P3">Tâches à réaliser : <text:span text:style-name="T1">trinôme </text:span>FREDERIC / DURAND / BELHAJ ALI</text:p>
      <text:p text:style-name="P2">-Gérer l’envoi de fichiers entre le client et les serveurs (en finalisation) <text:span text:style-name="T1">(objectif terminé) </text:span></text:p>
      <text:p text:style-name="P2">- Ecrire la procédure qui découpe les fichiers (en cours) <text:span text:style-name="T1">(objectif terminé)</text:span></text:p>
      <text:p text:style-name="P2">- Ecrire la procédure qui envoie chaque bout de fichier à un serveur (non entamé) <text:span text:style-name="T1">(objectif terminé)</text:span></text:p>
      <text:p text:style-name="P2">- Creer une structure de donnée (Hashmap) permettant d’associer chaque bout de fichier au serveur correspondant, de sorte à savoir dans quel ordre on doit prendre les parties pour reconstituer le fichier (non entamé) <text:span text:style-name="T1">(objectif terminé)</text:span></text:p>
      <text:p text:style-name="P2">-Ecrire la procédure permettant de récupérer un fichier à partir d’un serveur (non entamé) <text:span text:style-name="T1">(objectif terminé)</text:span></text:p>
      <text:p text:style-name="P2">-Ecrire la procédure permettant de supprimer un fichier d’un serveur (non entamé) <text:span text:style-name="T1">(objectif terminé)</text:span></text:p>
      <text:p text:style-name="P2"/>
      <text:p text:style-name="P4">Tâches à réaliser : <text:span text:style-name="T4">binôme GUIVARCH / VERNIZEAU</text:span></text:p>
      <text:p text:style-name="P4">- Implémenter la méthode map. (à <text:span text:style-name="T8">tester/corriger</text:span>)</text:p>
      <text:p text:style-name="P4">- Implémenter la méthode reduce. (à <text:span text:style-name="T8">tester/corriger</text:span>)</text:p>
      <text:p text:style-name="P4">- Implémenter le CallBack. <text:span text:style-name="T3">(à tester/corriger)</text:span></text:p>
      <text:p text:style-name="P4">- Implémenter les Daemon <text:span text:style-name="T11">en Runnable (méthode runMap + run())</text:span>. (<text:span text:style-name="T10">à tester/corriger</text:span>)</text:p>
      <text:p text:style-name="P4">- Implémenter la classe job <text:span text:style-name="T6">(méthode startJob)</text:span>. (<text:span text:style-name="T9">en cours : manque intéractions avec hdfs (lancement serveur + appel du hdfsread)</text:span>)</text:p>
      <text:p text:style-name="P5">- <text:span text:style-name="T7">Implémenter le SortComparator. (à faire)</text:span></text:p>
      <text:p text:style-name="P4">- Implémenter <text:span text:style-name="T2">le « main » de l’application</text:span>. (à fai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19:15.687151306</meta:creation-date>
    <dc:date>2019-12-02T20:14:53.547739234</dc:date>
    <meta:editing-duration>PT2H57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09" meta:character-count="1346" meta:non-whitespace-character-count="1153"/>
  </office:meta>
</office:document-meta>
</file>